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4cm" fo:break-before="auto" fo:break-after="auto" table:align="right" fo:keep-with-next="auto" style:may-break-between-rows="true" table:border-model="collapsing"/>
    </style:style>
    <style:style style:name="Table1.A" style:family="table-column">
      <style:table-column-properties style:column-width="4.787cm"/>
    </style:style>
    <style:style style:name="Table1.B" style:family="table-column">
      <style:table-column-properties style:column-width="3.582cm"/>
    </style:style>
    <style:style style:name="Table1.C" style:family="table-column">
      <style:table-column-properties style:column-width="4.258cm"/>
    </style:style>
    <style:style style:name="Table1.D" style:family="table-column">
      <style:table-column-properties style:column-width="4.256cm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fo:background-color="#00599d" fo:padding="0cm" fo:border-left="0.75pt solid #000080" fo:border-right="none" fo:border-top="0.75pt solid #000080" fo:border-bottom="0.75pt solid #000080" style:writing-mode="page">
        <style:background-image/>
      </style:table-cell-properties>
    </style:style>
    <style:style style:name="Table1.B1" style:family="table-cell" style:data-style-name="N10100">
      <style:table-cell-properties fo:background-color="#00599d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D1" style:family="table-cell" style:data-style-name="N10100">
      <style:table-cell-properties fo:background-color="#00599d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1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style:min-row-height="0.579cm"/>
    </style:style>
    <style:style style:name="Table1.A4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D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16.884cm" fo:break-before="auto" fo:break-after="auto" table:align="right" fo:keep-with-next="auto" style:may-break-between-rows="true" table:border-model="collapsing"/>
    </style:style>
    <style:style style:name="Table2.A" style:family="table-column">
      <style:table-column-properties style:column-width="4.787cm"/>
    </style:style>
    <style:style style:name="Table2.B" style:family="table-column">
      <style:table-column-properties style:column-width="3.582cm"/>
    </style:style>
    <style:style style:name="Table2.C" style:family="table-column">
      <style:table-column-properties style:column-width="4.258cm"/>
    </style:style>
    <style:style style:name="Table2.D" style:family="table-column">
      <style:table-column-properties style:column-width="4.256cm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fo:background-color="#00599d" fo:padding="0cm" fo:border-left="0.75pt solid #000080" fo:border-right="none" fo:border-top="0.75pt solid #000080" fo:border-bottom="0.75pt solid #000080" style:writing-mode="page">
        <style:background-image/>
      </style:table-cell-properties>
    </style:style>
    <style:style style:name="Table2.B1" style:family="table-cell" style:data-style-name="N10100">
      <style:table-cell-properties fo:background-color="#00599d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2.D1" style:family="table-cell" style:data-style-name="N10100">
      <style:table-cell-properties fo:background-color="#00599d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2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2.D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2.4" style:family="table-row">
      <style:table-row-properties style:min-row-height="0.579cm"/>
    </style:style>
    <style:style style:name="Table2.A4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2.D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16.884cm" fo:break-before="auto" fo:break-after="auto" table:align="right" fo:keep-with-next="auto" style:may-break-between-rows="true" table:border-model="collapsing"/>
    </style:style>
    <style:style style:name="Table3.A" style:family="table-column">
      <style:table-column-properties style:column-width="4.787cm"/>
    </style:style>
    <style:style style:name="Table3.B" style:family="table-column">
      <style:table-column-properties style:column-width="3.582cm"/>
    </style:style>
    <style:style style:name="Table3.C" style:family="table-column">
      <style:table-column-properties style:column-width="4.258cm"/>
    </style:style>
    <style:style style:name="Table3.D" style:family="table-column">
      <style:table-column-properties style:column-width="4.256cm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fo:background-color="#00599d" fo:padding="0cm" fo:border-left="0.75pt solid #000080" fo:border-right="none" fo:border-top="0.75pt solid #000080" fo:border-bottom="0.75pt solid #000080" style:writing-mode="page">
        <style:background-image/>
      </style:table-cell-properties>
    </style:style>
    <style:style style:name="Table3.B1" style:family="table-cell" style:data-style-name="N10100">
      <style:table-cell-properties fo:background-color="#00599d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3.D1" style:family="table-cell" style:data-style-name="N10100">
      <style:table-cell-properties fo:background-color="#00599d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3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3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3.D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3.4" style:family="table-row">
      <style:table-row-properties style:min-row-height="0.579cm"/>
    </style:style>
    <style:style style:name="Table3.A4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3.D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4" style:family="table">
      <style:table-properties style:width="16.884cm" fo:break-before="auto" fo:break-after="auto" table:align="right" fo:keep-with-next="auto" style:may-break-between-rows="true" table:border-model="collapsing"/>
    </style:style>
    <style:style style:name="Table4.A" style:family="table-column">
      <style:table-column-properties style:column-width="4.787cm"/>
    </style:style>
    <style:style style:name="Table4.B" style:family="table-column">
      <style:table-column-properties style:column-width="3.582cm"/>
    </style:style>
    <style:style style:name="Table4.C" style:family="table-column">
      <style:table-column-properties style:column-width="4.258cm"/>
    </style:style>
    <style:style style:name="Table4.D" style:family="table-column">
      <style:table-column-properties style:column-width="4.256cm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fo:background-color="#00599d" fo:padding="0cm" fo:border-left="0.75pt solid #000080" fo:border-right="none" fo:border-top="0.75pt solid #000080" fo:border-bottom="0.75pt solid #000080" style:writing-mode="page">
        <style:background-image/>
      </style:table-cell-properties>
    </style:style>
    <style:style style:name="Table4.B1" style:family="table-cell" style:data-style-name="N10100">
      <style:table-cell-properties fo:background-color="#00599d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4.D1" style:family="table-cell" style:data-style-name="N10100">
      <style:table-cell-properties fo:background-color="#00599d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4.A2" style:family="table-cell" style:data-style-name="N1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4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4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4.A3" style:family="table-cell" style:data-style-name="N1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4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4.D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4.4" style:family="table-row">
      <style:table-row-properties style:min-row-height="0.579cm"/>
    </style:style>
    <style:style style:name="Table4.A4" style:family="table-cell" style:data-style-name="N1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4.B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4.D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29892"/>
    </style:style>
    <style:style style:name="P2" style:family="paragraph" style:parent-style-name="Standard">
      <style:text-properties officeooo:rsid="00029892" officeooo:paragraph-rsid="00029892"/>
    </style:style>
    <style:style style:name="P3" style:family="paragraph" style:parent-style-name="Standard">
      <style:text-properties officeooo:rsid="0004fb87" officeooo:paragraph-rsid="0004fb87"/>
    </style:style>
    <style:style style:name="P4" style:family="paragraph" style:parent-style-name="Standard">
      <style:text-properties fo:font-weight="bold" officeooo:rsid="000a30d4" officeooo:paragraph-rsid="000a30d4" style:font-weight-asian="bold" style:font-weight-complex="bold"/>
    </style:style>
    <style:style style:name="P5" style:family="paragraph" style:parent-style-name="Standard">
      <style:text-properties officeooo:rsid="000b98e4" officeooo:paragraph-rsid="000b98e4"/>
    </style:style>
    <style:style style:name="P6" style:family="paragraph" style:parent-style-name="Standard" style:master-page-name="">
      <style:paragraph-properties style:page-number="auto" fo:break-before="auto" fo:break-after="auto"/>
      <style:text-properties fo:font-weight="bold" officeooo:rsid="0004fb87" officeooo:paragraph-rsid="0004fb8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e59b" officeooo:paragraph-rsid="00029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29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298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0e59b" officeooo:paragraph-rsid="000298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 style:list-style-name="L1">
      <style:text-properties officeooo:rsid="0006e75c" officeooo:paragraph-rsid="0006e75c"/>
    </style:style>
    <style:style style:name="P12" style:family="paragraph" style:parent-style-name="Standard" style:list-style-name="L1">
      <style:text-properties officeooo:rsid="0006e75c" officeooo:paragraph-rsid="0007f76a"/>
    </style:style>
    <style:style style:name="P13" style:family="paragraph" style:parent-style-name="Standard" style:list-style-name="L1">
      <style:text-properties officeooo:rsid="00093cc8" officeooo:paragraph-rsid="00093cc8"/>
    </style:style>
    <style:style style:name="P14" style:family="paragraph" style:parent-style-name="Standard" style:list-style-name="L1">
      <style:text-properties officeooo:rsid="000c6ebb" officeooo:paragraph-rsid="000c6ebb"/>
    </style:style>
    <style:style style:name="P15" style:family="paragraph" style:parent-style-name="Standard">
      <style:text-properties officeooo:rsid="00029892" officeooo:paragraph-rsid="00029892"/>
    </style:style>
    <style:style style:name="P16" style:family="paragraph" style:parent-style-name="Standard">
      <style:text-properties officeooo:paragraph-rsid="00029892"/>
    </style:style>
    <style:style style:name="P17" style:family="paragraph" style:parent-style-name="Standard">
      <style:text-properties fo:font-weight="bold" officeooo:rsid="000f7637" officeooo:paragraph-rsid="000f7637" style:font-weight-asian="bold" style:font-weight-complex="bold"/>
    </style:style>
    <style:style style:name="T1" style:family="text">
      <style:text-properties officeooo:rsid="00029892"/>
    </style:style>
    <style:style style:name="T2" style:family="text">
      <style:text-properties officeooo:rsid="0007f76a"/>
    </style:style>
    <style:style style:name="T3" style:family="text">
      <style:text-properties officeooo:rsid="000c6e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-PROCESSING <text:span text:style-name="T2">and WORKING:</text:span></text:p>
      <text:p text:style-name="P3"/>
      <text:list xml:id="list3203566392" text:style-name="L1">
        <text:list-item>
          <text:p text:style-name="P11">The given corpus is split into 4 parts for processing seperately.</text:p>
        </text:list-item>
        <text:list-item>
          <text:p text:style-name="P11">Word tokenization is performed using the tokenizer provided by nltk after reading the corpus to get the tokens for further processing.</text:p>
        </text:list-item>
        <text:list-item>
          <text:p text:style-name="P11">All the tokens are converted into lower case so that similar tokens get clubbed together for processing.</text:p>
        </text:list-item>
        <text:list-item>
          <text:p text:style-name="P12">Since punctuations and stop words are of no use they are removed and final list of tokens are prepared.</text:p>
        </text:list-item>
        <text:list-item>
          <text:p text:style-name="P12">Lemmatization is performed and to sets of uni-grams, bi-grams and tri-grams are formed using these final tokens.</text:p>
        </text:list-item>
        <text:list-item>
          <text:p text:style-name="P14">Frequency distribution of each of the n-gram is formed and the result obtained is sorted in descending order of frequency. It means that the token with the highest frequency gets listed first and so on.</text:p>
        </text:list-item>
        <text:list-item>
          <text:p text:style-name="P13">Frequency of all the respective ngrams are summed up to check fo<text:span text:style-name="T3">r</text:span> the given percentge coverage of the corpus <text:span text:style-name="T3">and the count is calculated.</text:span></text:p>
        </text:list-item>
        <text:list-item>
          <text:p text:style-name="P13">Results are summarized in the tables below.</text:p>
        </text:list-item>
      </text:list>
      <text:p text:style-name="Standard"/>
      <text:p text:style-name="P4"/>
      <text:p text:style-name="P4">RESULTS</text:p>
      <text:p text:style-name="Standard"/>
      <text:p text:style-name="P2">XA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>
            <text:p text:style-name="P10"/>
          </table:table-cell>
          <table:table-cell table:style-name="Table1.B1" office:value-type="float" office:value="0">
            <text:p text:style-name="P10">Uni – grams</text:p>
          </table:table-cell>
          <table:table-cell table:style-name="Table1.B1" office:value-type="float" office:value="0">
            <text:p text:style-name="P10">Bi - <text:s/>grams</text:p>
          </table:table-cell>
          <table:table-cell table:style-name="Table1.D1" office:value-type="float" office:value="0">
            <text:p text:style-name="P10">Tri - grams</text:p>
          </table:table-cell>
        </table:table-row>
        <table:table-row>
          <table:table-cell table:style-name="Table1.A2" office:value-type="float" office:value="0">
            <text:p text:style-name="P7">With<text:span text:style-name="T1">out</text:span> Lemmatization</text:p>
          </table:table-cell>
          <table:table-cell table:style-name="Table1.B2" office:value-type="float" office:value="135820">
            <text:p text:style-name="P8">135820</text:p>
          </table:table-cell>
          <table:table-cell table:style-name="Table1.B2" office:value-type="float" office:value="1412815">
            <text:p text:style-name="P8">1412815</text:p>
          </table:table-cell>
          <table:table-cell table:style-name="Table1.D2" office:value-type="float" office:value="1949350">
            <text:p text:style-name="P8">1949350</text:p>
          </table:table-cell>
        </table:table-row>
        <table:table-row>
          <table:table-cell table:style-name="Table1.A3" office:value-type="float" office:value="0">
            <text:p text:style-name="P7">With Lemmatization</text:p>
          </table:table-cell>
          <table:table-cell table:style-name="Table1.B3" office:value-type="float" office:value="127877">
            <text:p text:style-name="P8">127877</text:p>
          </table:table-cell>
          <table:table-cell table:style-name="Table1.B3" office:value-type="float" office:value="1368558">
            <text:p text:style-name="P8">1368558</text:p>
          </table:table-cell>
          <table:table-cell table:style-name="Table1.D3" office:value-type="float" office:value="1942082">
            <text:p text:style-name="P8">1942082</text:p>
          </table:table-cell>
        </table:table-row>
        <table:table-row table:style-name="Table1.4">
          <table:table-cell table:style-name="Table1.A4" office:value-type="float" office:value="0">
            <text:p text:style-name="P7">Total Count</text:p>
          </table:table-cell>
          <table:table-cell table:style-name="Table1.B4" office:value-type="float" office:value="2632707">
            <text:p text:style-name="P9">2632707</text:p>
          </table:table-cell>
          <table:table-cell table:style-name="Table1.B4" office:value-type="float" office:value="2632706">
            <text:p text:style-name="P9">263270<text:span text:style-name="T1">6</text:span></text:p>
          </table:table-cell>
          <table:table-cell table:style-name="Table1.D4" office:value-type="float" office:value="2632705">
            <text:p text:style-name="P9">263270<text:span text:style-name="T1">5</text:span></text:p>
          </table:table-cell>
        </table:table-row>
      </table:table>
      <text:p text:style-name="P1"/>
      <text:p text:style-name="P2"/>
      <text:p text:style-name="P2">XAB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>
            <text:p text:style-name="P10"/>
          </table:table-cell>
          <table:table-cell table:style-name="Table2.B1" office:value-type="float" office:value="0">
            <text:p text:style-name="P10">Uni – grams</text:p>
          </table:table-cell>
          <table:table-cell table:style-name="Table2.B1" office:value-type="float" office:value="0">
            <text:p text:style-name="P10">Bi - <text:s/>grams</text:p>
          </table:table-cell>
          <table:table-cell table:style-name="Table2.D1" office:value-type="float" office:value="0">
            <text:p text:style-name="P10">Tri - grams</text:p>
          </table:table-cell>
        </table:table-row>
        <table:table-row>
          <table:table-cell table:style-name="Table2.A2" office:value-type="float" office:value="0">
            <text:p text:style-name="P7">With<text:span text:style-name="T1">out</text:span> Lemmatization</text:p>
          </table:table-cell>
          <table:table-cell table:style-name="Table2.B2" office:value-type="float" office:value="145788">
            <text:p text:style-name="P8">145788</text:p>
          </table:table-cell>
          <table:table-cell table:style-name="Table2.B2" office:value-type="float" office:value="1814715">
            <text:p text:style-name="P8">1814715</text:p>
          </table:table-cell>
          <table:table-cell table:style-name="Table2.D2" office:value-type="float" office:value="2514346">
            <text:p text:style-name="P8">2514346</text:p>
          </table:table-cell>
        </table:table-row>
        <table:table-row>
          <table:table-cell table:style-name="Table2.A3" office:value-type="float" office:value="0">
            <text:p text:style-name="P7">With Lemmatization</text:p>
          </table:table-cell>
          <table:table-cell table:style-name="Table2.B3" office:value-type="float" office:value="136371">
            <text:p text:style-name="P8">136371</text:p>
          </table:table-cell>
          <table:table-cell table:style-name="Table2.B3" office:value-type="float" office:value="1748393">
            <text:p text:style-name="P8">1748393</text:p>
          </table:table-cell>
          <table:table-cell table:style-name="Table2.D3" office:value-type="float" office:value="2504656">
            <text:p text:style-name="P8">2504656</text:p>
          </table:table-cell>
        </table:table-row>
        <table:table-row table:style-name="Table2.4">
          <table:table-cell table:style-name="Table2.A4" office:value-type="float" office:value="0">
            <text:p text:style-name="P7">Total Count</text:p>
          </table:table-cell>
          <table:table-cell table:style-name="Table2.B4" office:value-type="float" office:value="2686178">
            <text:p text:style-name="P9">2686178</text:p>
          </table:table-cell>
          <table:table-cell table:style-name="Table2.B4" office:value-type="float" office:value="2686177">
            <text:p text:style-name="P9">268617<text:span text:style-name="T1">7</text:span></text:p>
          </table:table-cell>
          <table:table-cell table:style-name="Table2.D4" office:value-type="float" office:value="268617">
            <text:p text:style-name="P9">268617</text:p>
          </table:table-cell>
        </table:table-row>
      </table:table>
      <text:p text:style-name="P1"/>
      <text:p text:style-name="P2"/>
      <text:p text:style-name="P2">XAC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>
            <text:p text:style-name="P10"/>
          </table:table-cell>
          <table:table-cell table:style-name="Table3.B1" office:value-type="float" office:value="0">
            <text:p text:style-name="P10">Uni – grams</text:p>
          </table:table-cell>
          <table:table-cell table:style-name="Table3.B1" office:value-type="float" office:value="0">
            <text:p text:style-name="P10">Bi - <text:s/>grams</text:p>
          </table:table-cell>
          <table:table-cell table:style-name="Table3.D1" office:value-type="float" office:value="0">
            <text:p text:style-name="P10">Tri - grams</text:p>
          </table:table-cell>
        </table:table-row>
        <table:table-row>
          <table:table-cell table:style-name="Table3.A2" office:value-type="float" office:value="0">
            <text:p text:style-name="P7">With<text:span text:style-name="T1">out</text:span> Lemmatization</text:p>
          </table:table-cell>
          <table:table-cell table:style-name="Table3.B2" office:value-type="float" office:value="146701">
            <text:p text:style-name="P8">146701</text:p>
          </table:table-cell>
          <table:table-cell table:style-name="Table3.B2" office:value-type="float" office:value="1829745">
            <text:p text:style-name="P8">1829745</text:p>
          </table:table-cell>
          <table:table-cell table:style-name="Table3.D2" office:value-type="float" office:value="2482685">
            <text:p text:style-name="P8">2482685</text:p>
          </table:table-cell>
        </table:table-row>
        <table:table-row>
          <table:table-cell table:style-name="Table3.A3" office:value-type="float" office:value="0">
            <text:p text:style-name="P7">With Lemmatization</text:p>
          </table:table-cell>
          <table:table-cell table:style-name="Table3.B3" office:value-type="float" office:value="137115">
            <text:p text:style-name="P8">137115</text:p>
          </table:table-cell>
          <table:table-cell table:style-name="Table3.B3" office:value-type="float" office:value="1760405">
            <text:p text:style-name="P8">1760405</text:p>
          </table:table-cell>
          <table:table-cell table:style-name="Table3.D3" office:value-type="float" office:value="2473619">
            <text:p text:style-name="P8">2473619</text:p>
          </table:table-cell>
        </table:table-row>
        <table:table-row table:style-name="Table3.4">
          <table:table-cell table:style-name="Table3.A4" office:value-type="float" office:value="0">
            <text:p text:style-name="P7">Total Count</text:p>
          </table:table-cell>
          <table:table-cell table:style-name="Table3.B4" office:value-type="float" office:value="2634835">
            <text:p text:style-name="P9">2634835</text:p>
          </table:table-cell>
          <table:table-cell table:style-name="Table3.B4" office:value-type="float" office:value="2634834">
            <text:p text:style-name="P9">263483<text:span text:style-name="T1">4</text:span></text:p>
          </table:table-cell>
          <table:table-cell table:style-name="Table3.D4" office:value-type="float" office:value="2634833">
            <text:p text:style-name="P9">263483<text:span text:style-name="T1">3</text:span></text:p>
          </table:table-cell>
        </table:table-row>
      </table:table>
      <text:p text:style-name="P2"/>
      <text:p text:style-name="P2"/>
      <text:p text:style-name="P2">XAD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>
            <text:p text:style-name="P10"/>
          </table:table-cell>
          <table:table-cell table:style-name="Table4.B1" office:value-type="float" office:value="0">
            <text:p text:style-name="P10">Uni – grams</text:p>
          </table:table-cell>
          <table:table-cell table:style-name="Table4.B1" office:value-type="float" office:value="0">
            <text:p text:style-name="P10">Bi - <text:s/>grams</text:p>
          </table:table-cell>
          <table:table-cell table:style-name="Table4.D1" office:value-type="float" office:value="0">
            <text:p text:style-name="P10">Tri - grams</text:p>
          </table:table-cell>
        </table:table-row>
        <table:table-row>
          <table:table-cell table:style-name="Table4.A2" office:value-type="float" office:value="0">
            <text:p text:style-name="P7">With<text:span text:style-name="T1">out</text:span> Lemmatization</text:p>
          </table:table-cell>
          <table:table-cell table:style-name="Table4.B2" office:value-type="float" office:value="142328">
            <text:p text:style-name="P8">142328</text:p>
          </table:table-cell>
          <table:table-cell table:style-name="Table4.B2" office:value-type="float" office:value="1725483">
            <text:p text:style-name="P8">1725483</text:p>
          </table:table-cell>
          <table:table-cell table:style-name="Table4.D2" office:value-type="float" office:value="2318756">
            <text:p text:style-name="P8">2318756</text:p>
          </table:table-cell>
        </table:table-row>
        <table:table-row>
          <table:table-cell table:style-name="Table4.A3" office:value-type="float" office:value="0">
            <text:p text:style-name="P7">With Lemmatization</text:p>
          </table:table-cell>
          <table:table-cell table:style-name="Table4.B3" office:value-type="float" office:value="133056">
            <text:p text:style-name="P8">133056</text:p>
          </table:table-cell>
          <table:table-cell table:style-name="Table4.B3" office:value-type="float" office:value="1664140">
            <text:p text:style-name="P8">1664140</text:p>
          </table:table-cell>
          <table:table-cell table:style-name="Table4.D3" office:value-type="float" office:value="2311214">
            <text:p text:style-name="P8">2311214</text:p>
          </table:table-cell>
        </table:table-row>
        <table:table-row table:style-name="Table4.4">
          <table:table-cell table:style-name="Table4.A4" office:value-type="float" office:value="0">
            <text:p text:style-name="P7">Total Count</text:p>
          </table:table-cell>
          <table:table-cell table:style-name="Table4.B4" office:value-type="float" office:value="2451187">
            <text:p text:style-name="P9">2451187</text:p>
          </table:table-cell>
          <table:table-cell table:style-name="Table4.B4" office:value-type="float" office:value="2451186">
            <text:p text:style-name="P9">245118<text:span text:style-name="T1">6</text:span></text:p>
          </table:table-cell>
          <table:table-cell table:style-name="Table4.D4" office:value-type="float" office:value="2451185">
            <text:p text:style-name="P9">245118<text:span text:style-name="T1">5</text:span></text:p>
          </table:table-cell>
        </table:table-row>
      </table:table>
      <text:p text:style-name="P1"><text:soft-page-break/></text:p>
      <text:p text:style-name="P17">SUMMARY</text:p>
      <text:p text:style-name="P1"/>
      <text:p text:style-name="P5">We can clearly see based on all the 4 tables that the number of uni-grams, bi-grams and tri-grams to cover the corpus gets reduced after performing lemmatization.</text:p>
      <text:p text:style-name="P5"/>
      <text:p text:style-name="P5">This happens because some of the words having common prefix gets counted many times when lemmatization is not performed. But after lemmatization all such tokens gets packed under common token. </text:p>
      <text:p text:style-name="P5"/>
      <text:p text:style-name="P5">It is also seen that the reduction in number is more for uni-grams as compared to bi-grams and tri-grams.</text:p>
      <text:p text:style-name="P5"/>
      <text:p text:style-name="P5">Based on above results and analysis we can say that performing appropriate pre-processing and lemmatization can reduce the number of tokens which are needed to be considered for further processing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5:18:38.192089412</meta:creation-date>
    <dc:date>2019-02-09T16:24:52.898866062</dc:date>
    <meta:editing-duration>PT1H4M46S</meta:editing-duration>
    <meta:editing-cycles>13</meta:editing-cycles>
    <meta:generator>LibreOffice/6.0.6.2$Linux_X86_64 LibreOffice_project/00m0$Build-2</meta:generator>
    <meta:document-statistic meta:table-count="4" meta:image-count="0" meta:object-count="0" meta:page-count="2" meta:paragraph-count="79" meta:word-count="366" meta:character-count="2201" meta:non-whitespace-character-count="1913"/>
  </office:meta>
</office:document-meta>
</file>